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/>
    <style:style style:name="P4" style:family="paragraph" style:parent-style-name="Standard">
      <style:text-properties officeooo:rsid="0004b003" officeooo:paragraph-rsid="0004b003"/>
    </style:style>
    <style:style style:name="P5" style:family="paragraph" style:parent-style-name="Standard">
      <style:text-properties fo:font-weight="bold" officeooo:rsid="0004b003" officeooo:paragraph-rsid="0004b003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style:vertical-pos="middle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SECURITY CLASSIFICATION" form:value="SECURITY CLASSIFICATION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OFFICIAL (OPEN)"/>
            <form:item form:label="OFFICIAL (CLOSED)"/>
            <form:item form:label="RESTRICTED"/>
          </form:combobox>
          <form:combobox form:name="Combo Box 2" form:control-implementation="ooo:com.sun.star.form.component.ComboBox" xml:id="control2" form:id="control2" form:dropdown="true" form:current-value=" \ SENSITIVITY CLASSIFICATION" form:value=" \ SENSITIVITY CLASSIFICATION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 \ SENSITIVE NORMAL"/>
            <form:item form:label=" \ SENSITIVE HIGH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0" draw:z-index="1" draw:name="Shape2" draw:style-name="gr1" draw:text-style-name="P7" svg:width="2.6232in" svg:height="0.2276in" svg:x="0in" svg:y="0in" draw:control="control2"/>
      <draw:control text:anchor-type="page" text:anchor-page-number="0" draw:z-index="0" draw:name="Shape1" draw:style-name="gr1" draw:text-style-name="P7" svg:width="2.2898in" svg:height="0.2276in" svg:x="0in" svg:y="0in" draw:control="control1"/>
      <text:p text:style-name="P6"><text:span text:style-name="T1">Building a robot moving it using ros and rpi</text:span></text:p>
      <text:p text:style-name="Standard">Building the robot: <text:a xlink:type="simple" xlink:href="https://www.youtube.com/watch?v=TABVZf5vKVA" text:style-name="Internet_20_link" text:visited-style-name="Visited_20_Internet_20_Link">[Morpheus Chair] Build the Structure of a ROS + Raspberry Pi Robot | Ep.1 - YouTube</text:a></text:p>
      <text:p text:style-name="Standard">Coding the driver module : <text:a xlink:type="simple" xlink:href="https://www.youtube.com/watch?v=c6oUR2P3yfI" text:style-name="Internet_20_link" text:visited-style-name="Visited_20_Internet_20_Link">[Morpheus Chair] Move DC Motors for a Robot with Raspberry Pi | Ep.2 - YouTube</text:a></text:p>
      <text:p text:style-name="Standard">Ros part and teleop : <text:a xlink:type="simple" xlink:href="https://www.theconstructsim.com/morpheus-chair-move-robot-and-see-camera-with-ros-in-raspberrypi-episode-3/" text:style-name="Internet_20_link" text:visited-style-name="Visited_20_Internet_20_Link">How to build a Raspberry Pi &amp; ROS Camera Robot | Ep.3 - The Construct (theconstructsim.com)</text:a></text:p>
      <text:p text:style-name="Standard">The code base : <text:a xlink:type="simple" xlink:href="https://bitbucket.org/theconstructcore/morpheus_chair/src/master/" text:style-name="Internet_20_link" text:visited-style-name="Visited_20_Internet_20_Link">theconstructcore / morpheus_chair — Bitbucket</text:a></text:p>
      <text:p text:style-name="Standard"><text:span text:style-name="T2">Idea </text:span></text:p>
      <text:list xml:id="list2531607121" text:style-name="WWNum2">
        <text:list-item>
          <text:p text:style-name="P2">List of files to use </text:p>
          <text:list>
            <text:list-item>
              <text:p text:style-name="P2">morpheus_chair/morpheus_chair_pkg/scripts/move_with_cmd_vel.py</text:p>
            </text:list-item>
          </text:list>
        </text:list-item>
      </text:list>
      <text:p text:style-name="Standard"><text:bookmark text:name="_GoBack"/><text:span text:style-name="T1">Teleop keyboard ros </text:span></text:p>
      <text:p text:style-name="Standard"><text:a xlink:type="simple" xlink:href="http://wiki.ros.org/teleop_twist_keyboard" text:style-name="Internet_20_link" text:visited-style-name="Visited_20_Internet_20_Link">teleop_twist_keyboard - ROS Wiki</text:a></text:p>
      <text:list xml:id="list3388420171" text:style-name="WWNum1">
        <text:list-item>
          <text:p text:style-name="P3">Publishes to topic : /cmd_vel</text:p>
        </text:list-item>
        <text:list-item>
          <text:p text:style-name="P3">Github : <text:a xlink:type="simple" xlink:href="https://github.com/ros-teleop/teleop_twist_keyboard/blob/master/teleop_twist_keyboard.py" text:style-name="Internet_20_link" text:visited-style-name="Visited_20_Internet_20_Link">teleop_twist_keyboard/teleop_twist_keyboard.py at master · ros-teleop/teleop_twist_keyboard · GitHub</text:a> </text:p>
        </text:list-item>
      </text:list>
      <text:p text:style-name="P5"/>
      <text:p text:style-name="P5">Setting the ROS Master to connect laptop and rpi</text:p>
      <text:p text:style-name="P4"><text:a xlink:type="simple" xlink:href="https://robotont.github.io/html/files/setup_robot_pc.html#same-env" text:style-name="Internet_20_link" text:visited-style-name="Visited_20_Internet_20_Link">https://robotont.github.io/html/files/setup_robot_pc.html#same-env</text:a></text:p>
      <text:p text:style-name="P4"/>
      <text:p text:style-name="Standard"><text:span text:style-name="T1">What is a h bridge </text:span></text:p>
      <text:p text:style-name="Standard"><text:a xlink:type="simple" xlink:href="https://www.build-electronic-circuits.com/h-bridge/" text:style-name="Internet_20_link" text:visited-style-name="Visited_20_Internet_20_Link">What Is an H-Bridge? (build-electronic-circuits.com)</text:a></text:p>
      <text:p text:style-name="Standard"/>
      <text:p text:style-name="Standard"><text:span text:style-name="T1">Rpi pwm pins </text:span></text:p>
      <text:p text:style-name="Standard"><text:a xlink:type="simple" xlink:href="https://www.google.com/search?q=rpi+pwm+pins&amp;oq=rpi+pwm+&amp;aqs=edge.1.69i57j0i512l6j0i22i30j69i64.3481j0j1&amp;sourceid=chrome&amp;ie=UTF-8" text:style-name="Internet_20_link" text:visited-style-name="Visited_20_Internet_20_Link">rpi pwm pins - Google Search</text:a></text:p>
      <text:p text:style-name="Standard"/>
      <text:p text:style-name="Standard"><text:span text:style-name="T1">Rpi gpio code</text:span></text:p>
      <text:p text:style-name="Standard"><text:a xlink:type="simple" xlink:href="https://www.electronicwings.com/raspberry-pi/raspberry-pi-gpio-access" text:style-name="Internet_20_link" text:visited-style-name="Visited_20_Internet_20_Link">Raspberry Pi Raspberry Pi Gpio Access | Raspberry Pi (electronicwings.com)</text:a></text:p>
      <text:p text:style-name="Standard"/>
      <text:p text:style-name="Standard"><text:span text:style-name="T1">Pwm for motor control </text:span></text:p>
      <text:p text:style-name="Standard"><text:a xlink:type="simple" xlink:href="https://www.electronics-tutorials.ws/blog/pulse-width-modulation.html" text:style-name="Internet_20_link" text:visited-style-name="Visited_20_Internet_20_Link">Pulse Width Modulation Used for Motor Control (electronics-tutorials.ws)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yle1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e Yueyu</meta:initial-creator>
    <meta:editing-cycles>14</meta:editing-cycles>
    <meta:creation-date>2023-04-19T07:06:00</meta:creation-date>
    <dc:date>2023-05-15T12:19:15.648172181</dc:date>
    <meta:editing-duration>PT3H28M45S</meta:editing-duration>
    <meta:generator>LibreOffice/6.4.7.2$Linux_X86_64 LibreOffice_project/40$Build-2</meta:generator>
    <meta:document-statistic meta:table-count="0" meta:image-count="0" meta:object-count="0" meta:page-count="1" meta:paragraph-count="22" meta:word-count="163" meta:character-count="1116" meta:non-whitespace-character-count="971"/>
    <meta:user-defined meta:name="AppVersion">16.0000</meta:user-defined>
    <meta:user-defined meta:name="Company">DS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